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Courier New', monospace, 'Droid Sans Fallback'"/>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19b3fd" officeooo:paragraph-rsid="0019b3fd" style:font-weight-asian="bold" style:font-weight-complex="bold"/>
    </style:style>
    <style:style style:name="P2" style:family="paragraph" style:parent-style-name="Text_20_body">
      <style:text-properties fo:font-weight="bold" officeooo:rsid="001a0d61" officeooo:paragraph-rsid="001a0d61" style:font-weight-asian="bold" style:font-weight-complex="bold"/>
    </style:style>
    <style:style style:name="P3" style:family="paragraph" style:parent-style-name="Text_20_body">
      <style:text-properties fo:font-weight="bold" officeooo:rsid="001ae8ac" officeooo:paragraph-rsid="001ae8ac" style:font-weight-asian="bold" style:font-weight-complex="bold"/>
    </style:style>
    <style:style style:name="P4" style:family="paragraph" style:parent-style-name="Text_20_body">
      <style:text-properties fo:font-weight="normal" officeooo:rsid="0019b3fd" officeooo:paragraph-rsid="0019b3fd" style:font-weight-asian="normal" style:font-weight-complex="normal"/>
    </style:style>
    <style:style style:name="P5" style:family="paragraph" style:parent-style-name="Text_20_body">
      <style:text-properties fo:font-weight="normal" officeooo:rsid="001a0d61" officeooo:paragraph-rsid="001a0d61" style:font-weight-asian="normal" style:font-weight-complex="normal"/>
    </style:style>
    <style:style style:name="P6" style:family="paragraph" style:parent-style-name="Text_20_body" style:list-style-name="L1"/>
    <style:style style:name="P7" style:family="paragraph" style:parent-style-name="Text_20_body">
      <style:text-properties fo:font-weight="normal" officeooo:rsid="001a0d61" officeooo:paragraph-rsid="001a0d61" style:font-weight-asian="normal" style:font-weight-complex="normal"/>
    </style:style>
    <style:style style:name="P8" style:family="paragraph" style:parent-style-name="Text_20_body">
      <style:text-properties fo:font-weight="normal" officeooo:paragraph-rsid="00225c6b" style:font-weight-asian="normal" style:font-weight-complex="normal"/>
    </style:style>
    <style:style style:name="P9" style:family="paragraph" style:parent-style-name="Text_20_body">
      <style:text-properties fo:font-weight="normal" officeooo:rsid="002b4b60" officeooo:paragraph-rsid="002b4b60" style:font-weight-asian="normal" style:font-weight-complex="normal"/>
    </style:style>
    <style:style style:name="P10" style:family="paragraph" style:parent-style-name="Text_20_body">
      <style:text-properties fo:font-weight="normal" officeooo:rsid="002f0ea6" officeooo:paragraph-rsid="002f0ea6" style:font-weight-asian="normal" style:font-weight-complex="normal"/>
    </style:style>
    <style:style style:name="P11" style:family="paragraph" style:parent-style-name="Text_20_body">
      <style:text-properties fo:font-weight="bold" officeooo:rsid="001d7aab" officeooo:paragraph-rsid="001d7aab" style:font-weight-asian="bold" style:font-weight-complex="bold"/>
    </style:style>
    <style:style style:name="P12" style:family="paragraph" style:parent-style-name="Text_20_body">
      <style:text-properties fo:font-weight="bold" officeooo:rsid="00243431" officeooo:paragraph-rsid="00243431" style:font-weight-asian="bold" style:font-weight-complex="bold"/>
    </style:style>
    <style:style style:name="P13" style:family="paragraph" style:parent-style-name="Text_20_body">
      <style:text-properties fo:font-weight="bold" officeooo:rsid="002984a4" officeooo:paragraph-rsid="002984a4" style:font-weight-asian="bold" style:font-weight-complex="bold"/>
    </style:style>
    <style:style style:name="P14" style:family="paragraph" style:parent-style-name="Text_20_body">
      <style:text-properties fo:font-weight="bold" officeooo:rsid="002b4b60" officeooo:paragraph-rsid="002b4b60" style:font-weight-asian="bold" style:font-weight-complex="bold"/>
    </style:style>
    <style:style style:name="P15" style:family="paragraph" style:parent-style-name="Text_20_body">
      <style:text-properties fo:font-weight="bold" officeooo:rsid="002eac97" officeooo:paragraph-rsid="002eac97" style:font-weight-asian="bold" style:font-weight-complex="bold"/>
    </style:style>
    <style:style style:name="P16" style:family="paragraph" style:parent-style-name="Text_20_body">
      <style:text-properties fo:font-weight="bold" officeooo:rsid="002f0ea6" officeooo:paragraph-rsid="002f0ea6" style:font-weight-asian="bold" style:font-weight-complex="bold"/>
    </style:style>
    <style:style style:name="P17" style:family="paragraph" style:parent-style-name="Text_20_body">
      <style:text-properties fo:font-weight="bold" officeooo:paragraph-rsid="00225c6b"/>
    </style:style>
    <style:style style:name="P18" style:family="paragraph" style:parent-style-name="Text_20_body">
      <style:text-properties officeooo:paragraph-rsid="0017de61"/>
    </style:style>
    <style:style style:name="P19" style:family="paragraph" style:parent-style-name="Text_20_body" style:list-style-name="L1">
      <style:paragraph-properties fo:margin-top="0cm" fo:margin-bottom="0cm" loext:contextual-spacing="false"/>
    </style:style>
    <style:style style:name="T1" style:family="text">
      <style:text-properties fo:font-weight="bold" officeooo:rsid="0017de61" style:font-weight-asian="bold" style:font-weight-complex="bold"/>
    </style:style>
    <style:style style:name="T2" style:family="text">
      <style:text-properties fo:font-weight="bold" officeooo:rsid="001816a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6cb9f" style:font-weight-asian="normal" style:font-weight-complex="normal"/>
    </style:style>
    <style:style style:name="T5" style:family="text">
      <style:text-properties officeooo:rsid="0020f8b6"/>
    </style:style>
    <style:style style:name="T6" style:family="text">
      <style:text-properties fo:color="#dcdcaa" style:font-name="Droid Sans Mono" fo:font-size="10.5pt" fo:background-color="#1e1e1e" loext:char-shading-value="0"/>
    </style:style>
    <style:style style:name="T7" style:family="text">
      <style:text-properties fo:color="#d4d4d4" style:font-name="Droid Sans Mono" fo:font-size="10.5pt" fo:background-color="#1e1e1e" loext:char-shading-value="0"/>
    </style:style>
    <style:style style:name="T8" style:family="text">
      <style:text-properties fo:color="#ce9178" style:font-name="Droid Sans Mono" fo:font-size="10.5pt" fo:background-color="#1e1e1e" loext:char-shading-value="0"/>
    </style:style>
    <style:style style:name="T9" style:family="text">
      <style:text-properties officeooo:rsid="002002bf" style:font-weight-asian="bold" style:font-weight-complex="bold"/>
    </style:style>
    <style:style style:name="T10" style:family="text">
      <style:text-properties officeooo:rsid="0027ffe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Node and Express </text:span><text:span text:style-name="T2">FCC(</text:span><text:a xlink:type="simple" xlink:href="https://cake-voice.glitch.me/" text:style-name="Internet_20_link" text:visited-style-name="Visited_20_Internet_20_Link"><text:span text:style-name="T2">https://cake-voice.glitch.me</text:span></text:a><text:span text:style-name="T2"> </text:span><text:a xlink:type="simple" xlink:href="https://glitch.com/edit/#!/cake-voice?path=README.md:1:0" text:style-name="Internet_20_link" text:visited-style-name="Visited_20_Internet_20_Link"><text:span text:style-name="T2">https://glitch.com/edit/#!/cake-voice?path=README.md:1:0</text:span></text:a><text:span text:style-name="T2"> )</text:span></text:p>
      <text:p text:style-name="Text_20_body">Node.js is a JavaScript tool that allows developers to write backend (server-side) programs in JavaScript. Node.js comes with a handful of built-in modules—small, independent programs—that help facilitate this purpose. Some of the core modules include:</text:p>
      <text:list xml:id="list3158657870" text:style-name="L1">
        <text:list-item>
          <text:p text:style-name="P19">HTTP: a module that acts as a server</text:p>
        </text:list-item>
        <text:list-item>
          <text:p text:style-name="P19">File System: a module that reads and modifies files</text:p>
        </text:list-item>
        <text:list-item>
          <text:p text:style-name="P19">Path: a module for working with directory and file paths</text:p>
        </text:list-item>
        <text:list-item>
          <text:p text:style-name="P6">Assertion Testing: a module that checks code against prescribed constraints</text:p>
        </text:list-item>
      </text:list>
      <text:p text:style-name="Text_20_body"><text:line-break/>Express, while not included with Node.js, is another module often used with it. Express runs between the server created by Node.js and the frontend pages of a web application. Express also handles an application's routing. Routing directs users to the correct page based on their interaction with the application.<text:line-break/><text:line-break/>While there are alternatives to using Express, its simplicity makes it a good place to begin when learning the interaction between a backend powered by Node.js and the frontend.</text:p>
      <text:p text:style-name="P1">Setting up a Working Express Server</text:p>
      <text:p text:style-name="P4">var express = require('express');</text:p>
      <text:p text:style-name="P4">var app = express();</text:p>
      <text:p text:style-name="P4">One fundamental method is <text:span text:style-name="Source_20_Text">app.listen(port)</text:span>. It tells your server to listen on a given port, putting it in running state. You can see it at the bottom of the file. It is inside comments because for testing reasons we need the app to be running in background. All the code that you may want to add goes between these two fundamental parts. Glitch stores the port number in the environment variable <text:span text:style-name="Source_20_Text">process.env.PORT</text:span>. Its value is <text:span text:style-name="Source_20_Text">3000</text:span>.</text:p>
      <text:p text:style-name="P4">In Express, routes takes the following structure: <text:span text:style-name="Source_20_Text">app.METHOD(PATH, HANDLER)</text:span>. METHOD is an http method in lowercase. PATH is a relative path on the server (it can be a string, or even a regular expression). HANDLER is a function that Express calls when the route is matched.</text:p>
      <text:p text:style-name="Text_20_body">Handlers take the form <text:span text:style-name="Source_20_Text">function(req, res) {...}</text:span>, where req is the request object, and res is the response object. For example, the handler</text:p>
      <text:p text:style-name="Quotations">function(req, res) {<text:line-break/>res.send('Response String');<text:line-break/>}</text:p>
      <text:p text:style-name="Text_20_body">will serve the string 'Response String'.</text:p>
      <text:p text:style-name="P2">Serve an HTML File</text:p>
      <text:p text:style-name="P2"><text:span text:style-name="T3">We can respond with a file using the method </text:span><text:span text:style-name="Source_20_Text"><text:span text:style-name="T3">res.sendFile(path)</text:span></text:span><text:span text:style-name="T3">.</text:span></text:p>
      <text:p text:style-name="Text_20_body">You can put it inside the <text:span text:style-name="Source_20_Text">app.get('/', ...)</text:span> route handler. Behind the scenes this method will set the appropriate headers to instruct your browser on how to handle the file you want to send, <text:soft-page-break/>according to its type. Then it will read and send the file. This method needs an absolute file path. We recommend you to use the Node global variable <text:span text:style-name="Source_20_Text">__dirname</text:span> to calculate the path.</text:p>
      <text:p text:style-name="Text_20_body">e.g. <text:span text:style-name="Source_20_Text">absolutePath = __dirname + relativePath/file.ext</text:span>.</text:p>
      <text:p text:style-name="P5">Note: You can edit the solution of the previous challenge, or create a new one. If you create a new solution, keep in mind that Express evaluates the routes from top to bottom. It executes the handler for the first match. You have to comment out the preceding solution, or the server will keep responding with a string.</text:p>
      <text:p text:style-name="P3">Serving Static Assets</text:p>
      <text:p text:style-name="P3"><text:span text:style-name="T3">An HTML server usually has one or more directories that are accessible by the user. You can place there the static assets needed by your application (stylesheets, scripts, images). In Express you can put in place this functionality using the middleware </text:span><text:span text:style-name="Source_20_Text"><text:span text:style-name="T3">express.static(path)</text:span></text:span><text:span text:style-name="T3">, where the parameter is the absolute path of the folder containing the assets. Basically middlewares are functions that intercept route handlers, adding some kind of information. A middleware needs to be mounted using the method </text:span><text:span text:style-name="Source_20_Text"><text:span text:style-name="T3">app.use(path, middlewareFunction)</text:span></text:span><text:span text:style-name="T3">. The first path argument is optional. If you don’t pass it, the middleware will be executed for all the requests.</text:span></text:p>
      <text:p text:style-name="Text_20_body">Mount the <text:span text:style-name="Source_20_Text">express.static()</text:span> middleware for all the requests with <text:span text:style-name="Source_20_Text">app.use()</text:span>. The absolute path to the assets folder is <text:span text:style-name="Source_20_Text">__dirname + /public</text:span>.</text:p>
      <text:p text:style-name="P11">Serving JSON on a Specific Route</text:p>
      <text:p text:style-name="P11"><text:span text:style-name="T3">A </text:span><text:span text:style-name="Definition"><text:span text:style-name="T3">REST</text:span></text:span><text:span text:style-name="T3"> (REpresentational State Transfer) API allows data exchange in a simple way, without the need for clients to know any detail about the server. The client only needs to know where the resource is (the URL), and the action it wants to perform on it (the verb). The GET verb is used when you are fetching some information, without modifying anything. These days, the preferred data format for moving information around the web is JSON. Simply put, JSON is a convenient way to represent a JavaScript object as a string, so it can be easily transmitted.</text:span></text:p>
      <text:p text:style-name="Text_20_body">Let's create a simple API by creating a route that responds with JSON at the path <text:span text:style-name="Source_20_Text">/json</text:span>. You can do it as usual, with the <text:span text:style-name="Source_20_Text">app.get()</text:span> method. Inside the route handler use the method <text:span text:style-name="Source_20_Text">res.json()</text:span>, passing in an object as an argument. This method closes the request-response loop, returning the data. Behind the scenes it converts a valid JavaScript object into a string, then sets the appropriate headers to tell your browser that you are serving JSON, and sends the data back. A valid object has the usual structure <text:span text:style-name="Source_20_Text">{key: data}</text:span>. Data can ba a number, a string, a nested object or an array. Data can also be a variable or the result of a function call; in which case it will be evaluated before being converted into a string.</text:p>
      <text:p text:style-name="P11"/>
      <text:p text:style-name="P17"><text:span text:style-name="T9">.env File </text:span></text:p>
      <text:p text:style-name="P8"><text:span text:style-name="T5">Need to install this via npm and </text:span><text:span text:style-name="T6">require</text:span><text:span text:style-name="T7">(</text:span><text:span text:style-name="T8">'dotenv'</text:span><text:span text:style-name="T7">).</text:span><text:span text:style-name="T6">config</text:span><text:span text:style-name="T7">();</text:span></text:p>
      <text:p text:style-name="P5">The <text:span text:style-name="Source_20_Text">.env</text:span> file is a hidden file that is used to pass environment variables to your application. This file is secret, no one but you can access it, and it can be used to store data that you want to keep private or hidden. For example, you can store API keys from external services or your database URI. You can also use it to store configuration options. By setting configuration options, you can change the behavior of your application, without the need to rewrite some code.</text:p>
      <text:p text:style-name="Text_20_body"><text:soft-page-break/>The environment variables are accessible from the app as <text:span text:style-name="Source_20_Text">process.env.VAR_NAME</text:span>. The <text:span text:style-name="Source_20_Text">process.env</text:span> object is a global Node object, and variables are passed as strings. By convention, the variable names are all uppercase, with words separated by an underscore. The <text:span text:style-name="Source_20_Text">.env</text:span> is a shell file, so you don’t need to wrap names or values in quotes. It is also important to note that there cannot be space around the equals sign when you are assigning values to your variables, e.g. <text:span text:style-name="Source_20_Text">VAR_NAME=value</text:span>. Usually, you will put each variable definition on a separate line.</text:p>
      <text:p text:style-name="P12">Middleware</text:p>
      <text:p text:style-name="P12"><text:span text:style-name="T3">Middleware functions are functions that take 3 arguments: the request object, the response object, and the next function in the application’s request-response cycle. These functions execute some code that can have side effects on the app, and usually add informations to the request or response objects. They can also end the cycle sending the response, when some condition is met. If they don’t send the response, when they are done they start the execution of the next function in the stack. This is triggered calling the 3rd argument </text:span><text:span text:style-name="Source_20_Text"><text:span text:style-name="T3">next()</text:span></text:span><text:span text:style-name="T3">. More information in the </text:span><text:a xlink:type="simple" xlink:href="http://expressjs.com/en/guide/using-middleware.html" office:target-frame-name="_blank" xlink:show="new" text:style-name="Internet_20_link" text:visited-style-name="Visited_20_Internet_20_Link"><text:span text:style-name="T3">express documentation</text:span></text:a><text:span text:style-name="T3">.</text:span></text:p>
      <text:p text:style-name="P12"><text:span text:style-name="T3">Look at the following example :</text:span></text:p>
      <text:p text:style-name="Quotations">function(req, res, next) {<text:line-break/>console.log("I'm a middleware..."); // <text:span text:style-name="T10">will only log onto terminal, not browser console</text:span><text:line-break/>next();<text:line-break/>}</text:p>
      <text:p text:style-name="Text_20_body">Let’s suppose we mounted this function on a route. When a request matches the route, it displays the string “I’m a middleware…”. Then it executes the next function in the stack.</text:p>
      <text:p text:style-name="P12"><text:a xlink:type="simple" xlink:href="http://expressjs.com/en/guide/using-middleware.html" text:style-name="Internet_20_link" text:visited-style-name="Visited_20_Internet_20_Link"><text:span text:style-name="T3">http://expressjs.com/en/guide/using-middleware.html</text:span></text:a><text:span text:style-name="T3"> </text:span></text:p>
      <text:p text:style-name="P12"><text:span text:style-name="T3">As we have seen in </text:span><text:span text:style-name="T4">before,</text:span><text:span text:style-name="T3"> to mount a middleware function at root level we can use the method </text:span><text:span text:style-name="Source_20_Text"><text:span text:style-name="T3">app.use(&lt;mware-function&gt;)</text:span></text:span><text:span text:style-name="T3">. In this case the function will be executed for all the requests, but you can also set more specific conditions. For example, if you want a function to be executed only for POST requests, you could use </text:span><text:span text:style-name="Source_20_Text"><text:span text:style-name="T3">app.post(&lt;mware-function&gt;)</text:span></text:span><text:span text:style-name="T3">. Analogous methods exist for all the http verbs (GET, DELETE, PUT, …).</text:span></text:p>
      <text:p text:style-name="P13">Chaining Middleware Together</text:p>
      <text:p text:style-name="P13"><text:span text:style-name="T3">Middleware can be mounted at a specific route using </text:span><text:span text:style-name="Source_20_Text"><text:span text:style-name="T3">app.METHOD(path, middlewareFunction)</text:span></text:span><text:span text:style-name="T3">. Middleware can also be chained inside route definition.</text:span></text:p>
      <text:p text:style-name="P9">Look at the following example:</text:p>
      <text:p text:style-name="Quotations">app.get('/user', function(req, res, next) {<text:line-break/>req.user = getTheUserSync(); // Hypothetical synchronous operation<text:line-break/>next();<text:line-break/>}, function(req, res) {<text:line-break/>res.send(req.user);<text:line-break/>})</text:p>
      <text:p text:style-name="Text_20_body">This approach is useful to split the server operations into smaller units. That leads to a better app structure, and the possibility to reuse code in different places. This approach can also be used to perform some validation on the data. At each point of the middleware stack you can block the <text:soft-page-break/>execution of the current chain and pass control to functions specifically designed to handle errors. Or you can pass control to the next matching route, to handle special cases. We will see how in the advanced Express section.</text:p>
      <text:p text:style-name="P15">Route Parameters</text:p>
      <text:p text:style-name="P15"><text:span text:style-name="T3">When building an API, we have to allow users to communicate to us what they want to get from our service. For example, if the client is requesting information about a user stored in the database, they need a way to let us know which user they're interested in. One possible way to achieve this result is by using route parameters. Route parameters are named segments of the URL, delimited by slashes (/). Each segment captures the value of the part of the URL which matches its position. The captured values can be found in the </text:span><text:span text:style-name="Source_20_Text"><text:span text:style-name="T3">req.params</text:span></text:span><text:span text:style-name="T3"> object.</text:span></text:p>
      <text:p text:style-name="Quotations">route_path: '/user/:userId/book/:bookId'<text:line-break/>actual_request_URL: '/user/546/book/6754' <text:line-break/>req.params: {userId: '546', bookId: '6754'}</text:p>
      <text:p text:style-name="Text_20_body">TIP: In the following exercise we are going to receive data from a POST request, at the same <text:span text:style-name="Source_20_Text">/name</text:span> route path. If you want you can use the method <text:span text:style-name="Source_20_Text">app.route(path).get(handler).post(handler)</text:span>. This syntax allows you to chain different verb handlers on the same path route. You can save a bit of typing, and have cleaner code.</text:p>
      <text:p text:style-name="P16">Body-Parser to Parse POST requests</text:p>
      <text:p text:style-name="P10">Besides GET there is another common http verb, it is POST. POST is the default method used to send client data with HTML forms. In the REST convention POST is used to send data to create new items in the database (a new user, or a new blog post). We don’t have a database in this project, but we are going to learn how to handle POST requests anyway.</text:p>
      <text:p text:style-name="Text_20_body">In these kind of requests the data doesn’t appear in the URL, it is hidden in the request body. This is a part of the HTML request, also called payload. Since HTML is text based, even if you don’t see the data, it doesn’t mean that they are secret. The raw content of an HTTP POST request is shown below:</text:p>
      <text:p text:style-name="Quotations">POST /path/subpath HTTP/1.0<text:line-break/>From: john@example.com<text:line-break/>User-Agent: someBrowser/1.0<text:line-break/>Content-Type: application/x-www-form-urlencoded<text:line-break/>Content-Length: 20<text:line-break/>name=John+Doe&amp;age=25</text:p>
      <text:p text:style-name="Text_20_body">As you can see the body is encoded like the query string. This is the default format used by HTML forms. With Ajax we can also use JSON to be able to handle data having a more complex structure. There is also another type of encoding: multipart/form-data. This one is used to upload binary files.</text:p>
      <text:p text:style-name="Text_20_body">To parse the data coming from POST requests, you have to install a package: the body-parser. This package allows you to use a series of middleware, which can decode data in different formats. See the docs <text:a xlink:type="simple" xlink:href="https://github.com/expressjs/body-parser" office:target-frame-name="_blank" xlink:show="new" text:style-name="Internet_20_link" text:visited-style-name="Visited_20_Internet_20_Link">here</text:a>.</text:p>
      <text:p text:style-name="P10">Install the body-parser module in your package.json. Then require it at the top of the file. Store it in a variable named bodyParser.</text:p>
      <text:p text:style-name="Text_20_body"><text:soft-page-break/>The middleware to handle url encoded data is returned by <text:span text:style-name="Source_20_Text">bodyParser.urlencoded({extended: false})</text:span>. <text:span text:style-name="Source_20_Text">extended=false</text:span> is a configuration option that tells the parser to use the classic encoding. When using it, values can be only strings or arrays. The extended version allows more data flexibility, but it is outmatched by JSON. Pass to <text:span text:style-name="Source_20_Text">app.use()</text:span> the function returned by the previous method call. As usual, the middleware must be mounted before all the routes which need it.</text:p>
      <text:p text:style-name="P14">Nodemon</text:p>
      <text:p text:style-name="P14"><text:span text:style-name="T3">install via npm then:</text:span></text:p>
      <text:p text:style-name="P14"><text:span text:style-name="T3">change scripts: node server.js</text:span></text:p>
      <text:p text:style-name="P14"><text:span text:style-name="T3">to nodemon server.j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Courier New', monospace, 'Droid Sans Fallback'"/>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59:42.453065864</meta:creation-date>
    <dc:date>2018-12-07T18:05:40.625828632</dc:date>
    <meta:editing-duration>P1DT7H24M42S</meta:editing-duration>
    <meta:editing-cycles>26</meta:editing-cycles>
    <meta:generator>LibreOffice/6.0.6.2$Linux_X86_64 LibreOffice_project/00m0$Build-2</meta:generator>
    <meta:document-statistic meta:table-count="0" meta:image-count="0" meta:object-count="0" meta:page-count="5" meta:paragraph-count="58" meta:word-count="1890" meta:character-count="11479" meta:non-whitespace-character-count="9647"/>
  </office:meta>
</office:document-meta>
</file>